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Octo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#DIV/0!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10/01/2012</text:date>, <text:time>15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01T15:19:36</dc:date>
    <meta:editing-duration>PT08H23M55S</meta:editing-duration>
    <meta:editing-cycles>184</meta:editing-cycles>
    <meta:generator>NeoOffice/3.1.2$Unix OpenOffice.org_project/Patch 9</meta:generator>
    <meta:document-statistic meta:table-count="1" meta:cell-count="127" meta:object-count="0"/>
  </office:meta>
</office:document-meta>
</file>